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345d59" officeooo:paragraph-rsid="00345d59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35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4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6pt" fo:font-weight="bold" officeooo:rsid="004234f3" officeooo:paragraph-rsid="004234f3" style:font-size-asian="16pt" style:font-weight-asian="bold" style:font-size-complex="16pt" style:font-weight-complex="bold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officeooo:paragraph-rsid="0043dd5f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222222" fo:font-size="16pt" fo:letter-spacing="normal" fo:font-style="normal" fo:font-weight="bold" officeooo:rsid="004234f3" officeooo:paragraph-rsid="004234f3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5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52" style:family="paragraph" style:parent-style-name="Standard">
      <style:paragraph-properties fo:margin-left="0in" fo:margin-right="0in" fo:margin-top="0in" fo:margin-bottom="0.1965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53" style:family="paragraph" style:parent-style-name="Text_20_body">
      <style:paragraph-properties fo:margin-top="0in" fo:margin-bottom="0in" loext:contextual-spacing="false"/>
    </style:style>
    <style:style style:name="P5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5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5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6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61" style:family="paragraph" style:parent-style-name="Quotations">
      <style:paragraph-properties fo:margin-top="0in" fo:margin-bottom="0in" loext:contextual-spacing="false" fo:widows="1" fo:padding="0in" fo:border="none"/>
      <style:text-properties fo:font-variant="normal" fo:text-transform="none" fo:color="#222222" style:font-name="garamond" fo:font-size="12pt" fo:letter-spacing="normal" fo:font-style="normal" fo:font-weight="normal"/>
    </style:style>
    <style:style style:name="P62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63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fo:font-variant="normal" fo:text-transform="none" fo:color="#222222" style:font-name="garamond" fo:font-size="12pt" fo:letter-spacing="normal" fo:font-style="normal" fo:font-weight="normal"/>
    </style:style>
    <style:style style:name="P64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65" style:family="paragraph" style:parent-style-name="Quotations">
      <style:paragraph-properties fo:margin-left="1.2043in" fo:margin-right="0.7874in" fo:margin-top="0in" fo:margin-bottom="0in" loext:contextual-spacing="false" fo:widows="1" fo:text-indent="0in" style:auto-text-indent="false" fo:padding="0in" fo:border="none"/>
      <style:text-properties fo:font-variant="normal" fo:text-transform="none" fo:color="#222222" style:font-name="garamond" fo:font-size="12pt" fo:letter-spacing="normal" fo:font-style="normal" fo:font-weight="normal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0" style:family="text">
      <style:text-properties fo:font-style="italic" officeooo:rsid="004234f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ffe3" style:font-weight-asian="bold" style:font-weight-complex="bold"/>
    </style:style>
    <style:style style:name="T13" style:family="text">
      <style:text-properties officeooo:rsid="002a1788"/>
    </style:style>
    <style:style style:name="T14" style:family="text">
      <style:text-properties officeooo:rsid="002f3dea"/>
    </style:style>
    <style:style style:name="T15" style:family="text">
      <style:text-properties officeooo:rsid="00336167"/>
    </style:style>
    <style:style style:name="T16" style:family="text">
      <style:text-properties officeooo:rsid="003affe3"/>
    </style:style>
    <style:style style:name="T17" style:family="text">
      <style:text-properties officeooo:rsid="004234f3"/>
    </style:style>
    <style:style style:name="T18" style:family="text">
      <style:text-properties officeooo:rsid="0043dd5f"/>
    </style:style>
    <style:style style:name="T19" style:family="text">
      <style:text-properties style:font-name="Liberation Serif" fo:font-weight="normal" officeooo:rsid="0043dd5f" style:font-weight-asian="normal" style:font-weight-complex="normal"/>
    </style:style>
    <style:style style:name="T20" style:family="text">
      <style:text-properties style:font-name="Liberation Serif" fo:font-size="16pt" fo:font-weight="bold" officeooo:rsid="004234f3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16pt" fo:font-weight="bold" officeooo:rsid="0043dd5f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41"/>
      <text:p text:style-name="P45">Chapter 1 &amp;2: Covered by <text:a xlink:type="simple" xlink:href="https://www.youtube.com/playlist?list=PLGLfVvz_LVvSaXCpKS395wbCcmsmgRea7" text:style-name="Internet_20_link" text:visited-style-name="Visited_20_Internet_20_Link">youtube videos</text:a></text:p>
      <text:p text:style-name="P2">Chapter 3: Operators</text:p>
      <text:p text:style-name="P2"/>
      <text:list xml:id="list3039721488700199306" text:style-name="L1">
        <text:list-item>
          <text:p text:style-name="P11">Categories</text:p>
          <text:list>
            <text:list-item>
              <text:p text:style-name="P11">mathematical</text:p>
              <text:list>
                <text:list-item>
                  <text:p text:style-name="P11">+, -, *, /, %, ++, - -</text:p>
                  <text:list>
                    <text:list-item>
                      <text:p text:style-name="P11">note, differences in incremental change operator:</text:p>
                      <text:list>
                        <text:list-item>
                          <text:p text:style-name="P11">a = j++ // same as a = j ; j = j +1</text:p>
                        </text:list-item>
                        <text:list-item>
                          <text:p text:style-name="P11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relational</text:p>
              <text:list>
                <text:list-item>
                  <text:p text:style-name="P11">==, !=, &lt;, &lt;=, &gt;, &gt;=</text:p>
                </text:list-item>
                <text:list-item>
                  <text:p text:style-name="P11">be careful with only one = for ==,</text:p>
                  <text:list>
                    <text:list-item>
                      <text:p text:style-name="P11">if (a = 3) {BLOCK} will always execute since a is not 0 (0 is false)</text:p>
                    </text:list-item>
                  </text:list>
                </text:list-item>
                <text:list-item>
                  <text:p text:style-name="P13">No boolean type, everything except 0 is True</text:p>
                </text:list-item>
              </text:list>
            </text:list-item>
            <text:list-item>
              <text:p text:style-name="P11">logical</text:p>
              <text:list>
                <text:list-item>
                  <text:p text:style-name="P11">&amp;&amp;, | |, !</text:p>
                </text:list-item>
              </text:list>
            </text:list-item>
            <text:list-item>
              <text:p text:style-name="P11">bitwise</text:p>
              <text:list>
                <text:list-item>
                  <text:p text:style-name="P13">these are applied to one or two integers (same size obviously) , comparing bit by bit <text:s/></text:p>
                </text:list-item>
                <text:list-item>
                  <text:p text:style-name="P13">&amp;, |, ^, ~, &gt;&gt;, &lt;&lt;</text:p>
                </text:list-item>
                <text:list-item>
                  <text:p text:style-name="P13">and, or, xor, negate, shift right (lose right most bit and add a 0 at left), shift left (lose left most, add 0 to right most)</text:p>
                </text:list-item>
                <text:list-item>
                  <text:p text:style-name="P14">So 1111 &amp; 0100 is 0100</text:p>
                </text:list-item>
                <text:list-item>
                  <text:p text:style-name="P14">1111 | 0100 is 1111</text:p>
                </text:list-item>
                <text:list-item>
                  <text:p text:style-name="P14">1111 &gt;&gt; is 0111</text:p>
                </text:list-item>
                <text:list-item>
                  <text:p text:style-name="P14">1111 &lt;&lt; is 1110</text:p>
                </text:list-item>
                <text:list-item>
                  <text:p text:style-name="P14">1111 ^ 0100 is 1011</text:p>
                </text:list-item>
                <text:list-item>
                  <text:p text:style-name="P14">~ 1111 is 0000</text:p>
                </text:list-item>
              </text:list>
            </text:list-item>
            <text:list-item>
              <text:p text:style-name="P11">assignment</text:p>
              <text:list>
                <text:list-item>
                  <text:p text:style-name="P13">special assignment +=, -=, *=, /=, &gt;&gt;=, &lt;&lt;=, &amp;=, ^=, </text:p>
                </text:list-item>
                <text:list-item>
                  <text:p text:style-name="P13">a bit more efficient machine code, don’t overuse</text:p>
                </text:list-item>
              </text:list>
            </text:list-item>
          </text:list>
        </text:list-item>
        <text:list-item>
          <text:p text:style-name="P11">Operators are either unary or binary</text:p>
          <text:list>
            <text:list-item>
              <text:p text:style-name="P11">unary ex: -</text:p>
            </text:list-item>
            <text:list-item>
              <text:p text:style-name="P11">binary ex: +</text:p>
            </text:list-item>
            <text:list-item>
              <text:p text:style-name="P11"><text:soft-page-break/>ternary:</text:p>
              <text:list>
                <text:list-item>
                  <text:p text:style-name="P11">only one of these</text:p>
                </text:list-item>
                <text:list-item>
                  <text:p text:style-name="P11">“Conditional operator”</text:p>
                </text:list-item>
                <text:list-item>
                  <text:p text:style-name="P11">max = x &gt; y ? x : y</text:p>
                </text:list-item>
                <text:list-item>
                  <text:p text:style-name="P11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P3">Chapter 4</text:p>
      <text:p text:style-name="P7"/>
      <text:p text:style-name="P7">This stuff is easy: if, else if, else, while loops, do while loops, for loops, switch statement.</text:p>
      <text:p text:style-name="P7"/>
      <text:p text:style-name="P3">Chapter 5: Compound Data Types</text:p>
      <text:p text:style-name="P3"/>
      <text:list xml:id="list6047178203005820307" text:style-name="L2">
        <text:list-item>
          <text:p text:style-name="P15">Arrays</text:p>
          <text:list>
            <text:list-item>
              <text:p text:style-name="P15">fixed length and of one type, can have arrays of structures</text:p>
            </text:list-item>
            <text:list-item>
              <text:p text:style-name="P15">nice thing is random access (access is constant time)</text:p>
            </text:list-item>
            <text:list-item>
              <text:p text:style-name="P15">Multi <text:span text:style-name="T15">dimensional</text:span> arrays</text:p>
              <text:list>
                <text:list-item>
                  <text:p text:style-name="P15">1d array is just sequence of scalar objects</text:p>
                </text:list-item>
                <text:list-item>
                  <text:p text:style-name="P15">2d is sequence of 1 <text:span text:style-name="T15">dimensional</text:span> array</text:p>
                </text:list-item>
                <text:list-item>
                  <text:p text:style-name="P15">kth is a sequence of k-1 <text:span text:style-name="T15">dimensional</text:span> arrays</text:p>
                </text:list-item>
                <text:list-item>
                  <text:p text:style-name="P15">Syntax:</text:p>
                  <text:list>
                    <text:list-item>
                      <text:p text:style-name="P15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6">so a[1][0] is 4</text:p>
                    </text:list-item>
                    <text:list-item>
                      <text:p text:style-name="P16">3d</text:p>
                      <text:list>
                        <text:list-item>
                          <text:p text:style-name="P40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6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trings</text:p>
          <text:list>
            <text:list-item>
              <text:p text:style-name="P16">an array of characters with the last being the null byte “\0”</text:p>
            </text:list-item>
            <text:list-item>
              <text:p text:style-name="P16">allows for easy other functions and so we can tell when the string ends…</text:p>
            </text:list-item>
            <text:list-item>
              <text:p text:style-name="P16">also allows a variable length string</text:p>
            </text:list-item>
            <text:list-item>
              <text:p text:style-name="P16">string.h contains some functions</text:p>
              <text:list>
                <text:list-item>
                  <text:p text:style-name="P16">strcpy</text:p>
                </text:list-item>
                <text:list-item>
                  <text:p text:style-name="P16">strcat</text:p>
                </text:list-item>
                <text:list-item>
                  <text:p text:style-name="P16">memcpy (copy of a certain size)</text:p>
                </text:list-item>
                <text:list-item>
                  <text:p text:style-name="P16">strcmp</text:p>
                </text:list-item>
                <text:list-item>
                  <text:p text:style-name="P16"><text:soft-page-break/>memcmp</text:p>
                </text:list-item>
              </text:list>
            </text:list-item>
            <text:list-item>
              <text:p text:style-name="P16">In core formating</text:p>
              <text:list>
                <text:list-item>
                  <text:p text:style-name="P16">%d is integer</text:p>
                </text:list-item>
                <text:list-item>
                  <text:p text:style-name="P16">%f is float</text:p>
                </text:list-item>
                <text:list-item>
                  <text:p text:style-name="P16">%s is string</text:p>
                </text:list-item>
                <text:list-item>
                  <text:p text:style-name="P17">sprintf (same with sscanf)</text:p>
                  <text:list>
                    <text:list-item>
                      <text:p text:style-name="P17">this prints out something and the stores it in first argument</text:p>
                    </text:list-item>
                    <text:list-item>
                      <text:p text:style-name="P17">sprintf(astring, “hi %d”, 3) <text:s/>will store astring as “hi 3”</text:p>
                    </text:list-item>
                  </text:list>
                </text:list-item>
                <text:list-item>
                  <text:p text:style-name="P17">If a string is stored as var x, and you printout x+1, then it will print the string excluding the first letter</text:p>
                  <text:list>
                    <text:list-item>
                      <text:p text:style-name="P17">char x[] = “hello”</text:p>
                    </text:list-item>
                    <text:list-item>
                      <text:p text:style-name="P17">printf(“%s and %s\n”, x + 1, x+2);</text:p>
                      <text:list>
                        <text:list-item>
                          <text:p text:style-name="P17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7">Note that to store string with scanf, no pointer</text:p>
                  <text:list>
                    <text:list-item>
                      <text:p text:style-name="P17">char name[10];</text:p>
                    </text:list-item>
                    <text:list-item>
                      <text:p text:style-name="P17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Structures</text:p>
          <text:list>
            <text:list-item>
              <text:p text:style-name="P17">Data record, fixed size collection of different variables, </text:p>
              <text:list>
                <text:list-item>
                  <text:p text:style-name="P17">Access “members” (the variables in the structure) with .</text:p>
                </text:list-item>
                <text:list-item>
                  <text:p text:style-name="P17">Syntax</text:p>
                  <text:list>
                    <text:list-item>
                      <text:p text:style-name="P17">struct aName{</text:p>
                    </text:list-item>
                    <text:list-item>
                      <text:p text:style-name="P17">char first[20];</text:p>
                    </text:list-item>
                    <text:list-item>
                      <text:p text:style-name="P17">int num;</text:p>
                    </text:list-item>
                    <text:list-item>
                      <text:p text:style-name="P17">float age;</text:p>
                    </text:list-item>
                    <text:list-item>
                      <text:p text:style-name="P17">}; //&lt;&lt;&lt;need semicolon</text:p>
                    </text:list-item>
                    <text:list-item>
                      <text:p text:style-name="P17">struct aName bob = {“hello”, 2, 3.1415};</text:p>
                    </text:list-item>
                    <text:list-item>
                      <text:p text:style-name="P17">bob.num</text:p>
                    </text:list-item>
                    <text:list-item>
                      <text:p text:style-name="P17">bob.age</text:p>
                    </text:list-item>
                    <text:list-item>
                      <text:p text:style-name="P17">bob.first</text:p>
                    </text:list-item>
                  </text:list>
                </text:list-item>
              </text:list>
            </text:list-item>
            <text:list-item>
              <text:p text:style-name="P18">Slightly Complex Example</text:p>
              <text:list>
                <text:list-item>
                  <text:p text:style-name="P19">just has a struct inside it</text:p>
                </text:list-item>
                <text:list-item>
                  <text:p text:style-name="P19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/>
      <text:p text:style-name="P4">Chapter <text:span text:style-name="T5">6: Functions</text:span></text:p>
      <text:p text:style-name="P4"/>
      <text:list xml:id="list3789659314773691476" text:style-name="L3">
        <text:list-item>
          <text:p text:style-name="P42"><text:soft-page-break/>C is procedural</text:p>
          <text:list>
            <text:list-item>
              <text:p text:style-name="P42">it’s building blocks are functions</text:p>
            </text:list-item>
            <text:list-item>
              <text:p text:style-name="P42">Functions have scope</text:p>
            </text:list-item>
            <text:list-item>
              <text:p text:style-name="P42">Memory is automatic , static or global</text:p>
            </text:list-item>
          </text:list>
        </text:list-item>
        <text:list-item>
          <text:p text:style-name="P20">Functions are defined at file scope</text:p>
          <text:list>
            <text:list-item>
              <text:p text:style-name="P20">can’t nest functions</text:p>
            </text:list-item>
            <text:list-item>
              <text:p text:style-name="P20">enclosed in braces {}</text:p>
            </text:list-item>
            <text:list-item>
              <text:p text:style-name="P20">May take arguments and return a value; name should suggest meaning</text:p>
            </text:list-item>
          </text:list>
        </text:list-item>
        <text:list-item>
          <text:p text:style-name="P42">Value semantics</text:p>
          <text:list>
            <text:list-item>
              <text:p text:style-name="P20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20">The return is also a <text:span text:style-name="T11">copy </text:span>of the return thing</text:p>
            </text:list-item>
            <text:list-item>
              <text:p text:style-name="P20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20">Void keyword has 2 functions</text:p>
          <text:list>
            <text:list-item>
              <text:p text:style-name="P20">specify that a function has no return value</text:p>
              <text:list>
                <text:list-item>
                  <text:p text:style-name="P20">this makes it what is called a procedure in other languages</text:p>
                </text:list-item>
              </text:list>
            </text:list-item>
            <text:list-item>
              <text:p text:style-name="P20">Disallow arguments</text:p>
              <text:list>
                <text:list-item>
                  <text:p text:style-name="P20">int func(void)</text:p>
                  <text:list>
                    <text:list-item>
                      <text:p text:style-name="P20">{</text:p>
                    </text:list-item>
                    <text:list-item>
                      <text:p text:style-name="P20">return 3;</text:p>
                    </text:list-item>
                    <text:list-item>
                      <text:p text:style-name="P20">}</text:p>
                    </text:list-item>
                  </text:list>
                </text:list-item>
                <text:list-item>
                  <text:p text:style-name="P20">This ^ does not allow any inputs to the function.</text:p>
                </text:list-item>
              </text:list>
            </text:list-item>
          </text:list>
        </text:list-item>
        <text:list-item>
          <text:p text:style-name="P21">Functions should be declared or defined before called</text:p>
          <text:list>
            <text:list-item>
              <text:p text:style-name="P21">separation of declaration and definition allows you to call functions from different files</text:p>
            </text:list-item>
            <text:list-item>
              <text:p text:style-name="P21">Prototype (or declaration)</text:p>
            </text:list-item>
            <text:list-item>
              <text:p text:style-name="P21">Ex:</text:p>
            </text:list-item>
            <text:list-item>
              <text:p text:style-name="P21">float ave(int, int); //declaration or prototype</text:p>
            </text:list-item>
            <text:list-item>
              <text:p text:style-name="P21">int main () {calls ave}</text:p>
            </text:list-item>
            <text:list-item>
              <text:p text:style-name="P21">ave (int a, int b){…} //definition</text:p>
            </text:list-item>
          </text:list>
        </text:list-item>
        <text:list-item>
          <text:p text:style-name="P21">Multiple File Usage</text:p>
          <text:list>
            <text:list-item>
              <text:p text:style-name="P21">3 files</text:p>
            </text:list-item>
            <text:list-item>
              <text:p text:style-name="P21">mystuff.h</text:p>
              <text:list>
                <text:list-item>
                  <text:p text:style-name="P21">float ave(int, int); //declaration</text:p>
                </text:list-item>
              </text:list>
            </text:list-item>
            <text:list-item>
              <text:p text:style-name="P21"><text:soft-page-break/>mystuff.c</text:p>
              <text:list>
                <text:list-item>
                  <text:p text:style-name="P22">#include “mystuff.h”</text:p>
                </text:list-item>
                <text:list-item>
                  <text:p text:style-name="P21">float ave(int a, int b) {..implementation}</text:p>
                </text:list-item>
              </text:list>
            </text:list-item>
            <text:list-item>
              <text:p text:style-name="P22">fun3.c</text:p>
              <text:list>
                <text:list-item>
                  <text:p text:style-name="P22">#include &lt;stdio.h&gt;</text:p>
                </text:list-item>
                <text:list-item>
                  <text:p text:style-name="P22">#include “mystuff.h”</text:p>
                </text:list-item>
                <text:list-item>
                  <text:p text:style-name="P22">int main() {</text:p>
                  <text:list>
                    <text:list-item>
                      <text:p text:style-name="P22">ave(x,y);</text:p>
                    </text:list-item>
                    <text:list-item>
                      <text:p text:style-name="P22">}</text:p>
                    </text:list-item>
                  </text:list>
                </text:list-item>
              </text:list>
            </text:list-item>
            <text:list-item>
              <text:p text:style-name="P22">Scope</text:p>
              <text:list>
                <text:list-item>
                  <text:p text:style-name="P22">C is a “block” scope language</text:p>
                </text:list-item>
                <text:list-item>
                  <text:p text:style-name="P22">3 types of scope</text:p>
                  <text:list>
                    <text:list-item>
                      <text:p text:style-name="P22">local scope: variable only seen inside {block}</text:p>
                      <text:list>
                        <text:list-item>
                          <text:p text:style-name="P22">in functions and loops and if statements <text:span text:style-name="T13">or inside ANY {block}</text:span></text:p>
                        </text:list-item>
                      </text:list>
                    </text:list-item>
                    <text:list-item>
                      <text:p text:style-name="P22">File scope</text:p>
                      <text:list>
                        <text:list-item>
                          <text:p text:style-name="P22">Outside of a func, from there until end of file</text:p>
                        </text:list-item>
                        <text:list-item>
                          <text:p text:style-name="P22">ex: functions themselves</text:p>
                        </text:list-item>
                      </text:list>
                    </text:list-item>
                    <text:list-item>
                      <text:p text:style-name="P22">Program scope</text:p>
                      <text:list>
                        <text:list-item>
                          <text:p text:style-name="P23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22">Other, not relevant ones too</text:p>
                    </text:list-item>
                    <text:list-item>
                      <text:p text:style-name="P23">General rule:</text:p>
                      <text:list>
                        <text:list-item>
                          <text:p text:style-name="P23">1. If a name not <text:span text:style-name="T9">yet </text:span><text:span text:style-name="T12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23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Variables</text:p>
              <text:list>
                <text:list-item>
                  <text:p text:style-name="P23">Automatic <text:span text:style-name="T16">Variables</text:span></text:p>
                  <text:list>
                    <text:list-item>
                      <text:p text:style-name="P24">allocated on the program stack (so they are used and then discarded)</text:p>
                    </text:list-item>
                    <text:list-item>
                      <text:p text:style-name="P24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24">Precisely those variables defined inside a block without the keyword “static”</text:p>
                    </text:list-item>
                  </text:list>
                </text:list-item>
                <text:list-item>
                  <text:p text:style-name="P25">Static variables</text:p>
                  <text:list>
                    <text:list-item>
                      <text:p text:style-name="P25"><text:soft-page-break/>Not on stack; in special data area</text:p>
                    </text:list-item>
                    <text:list-item>
                      <text:p text:style-name="P25">Precisely variables in “file scope” or variables in a block declared with keyword “static”</text:p>
                    </text:list-item>
                    <text:list-item>
                      <text:p text:style-name="P47">These variables are initialized <text:span text:style-name="T8">only once</text:span>, sometimes during the startup of the program</text:p>
                    </text:list-item>
                    <text:list-item>
                      <text:p text:style-name="P25">example:</text:p>
                      <text:list>
                        <text:list-item>
                          <text:p text:style-name="P25">int count() {</text:p>
                          <text:list>
                            <text:list-item>
                              <text:p text:style-name="P25">static x = 0;</text:p>
                            </text:list-item>
                            <text:list-item>
                              <text:p text:style-name="P25">x++;</text:p>
                            </text:list-item>
                            <text:list-item>
                              <text:p text:style-name="P25">return x;</text:p>
                            </text:list-item>
                            <text:list-item>
                              <text:p text:style-name="P25">}</text:p>
                            </text:list-item>
                          </text:list>
                        </text:list-item>
                        <text:list-item>
                          <text:p text:style-name="P25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25">Global variables</text:p>
                  <text:list>
                    <text:list-item>
                      <text:p text:style-name="P25">these have “program scope”</text:p>
                    </text:list-item>
                    <text:list-item>
                      <text:p text:style-name="P25">All variables outside of functions have program scope unless explicitly restricted </text:p>
                      <text:list>
                        <text:list-item>
                          <text:p text:style-name="P26">to restrict it, use keyword “static”</text:p>
                        </text:list-item>
                        <text:list-item>
                          <text:p text:style-name="P26">ex:</text:p>
                          <text:list>
                            <text:list-item>
                              <text:p text:style-name="P26">(File.c)</text:p>
                            </text:list-item>
                            <text:list-item>
                              <text:p text:style-name="P26">int y<text:span text:style-name="T14">=4</text:span>;</text:p>
                            </text:list-item>
                            <text:list-item>
                              <text:p text:style-name="P26">static int x;</text:p>
                            </text:list-item>
                            <text:list-item>
                              <text:p text:style-name="P26">int func(){}</text:p>
                            </text:list-item>
                            <text:list-item>
                              <text:p text:style-name="P26">int main(){return 0;}</text:p>
                            </text:list-item>
                          </text:list>
                        </text:list-item>
                        <text:list-item>
                          <text:p text:style-name="P26">x is file scope but not program scope</text:p>
                        </text:list-item>
                        <text:list-item>
                          <text:p text:style-name="P27">To use ex:</text:p>
                          <text:list>
                            <text:list-item>
                              <text:p text:style-name="P27">File1.c</text:p>
                            </text:list-item>
                            <text:list-item>
                              <text:p text:style-name="P27">extern int y;</text:p>
                              <text:list>
                                <text:list-item>
                                  <text:p text:style-name="P28">you only use the keyword “extern” if you are not in a function or block</text:p>
                                </text:list-item>
                                <text:list-item>
                                  <text:p text:style-name="P28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27">printf(%d, y)</text:p>
                            </text:list-item>
                          </text:list>
                        </text:list-item>
                        <text:list-item>
                          <text:p text:style-name="P27">compile: gcc File.c File1.c -o output</text:p>
                        </text:list-item>
                        <text:list-item>
                          <text:p text:style-name="P27">run: ./output</text:p>
                        </text:list-item>
                      </text:list>
                    </text:list-item>
                    <text:list-item>
                      <text:p text:style-name="P27">You can do this to hide data when calling from other files</text:p>
                      <text:list>
                        <text:list-item>
                          <text:p text:style-name="P27"><text:soft-page-break/>do static int func() {}</text:p>
                        </text:list-item>
                        <text:list-item>
                          <text:p text:style-name="P27">static var x;</text:p>
                        </text:list-item>
                        <text:list-item>
                          <text:p text:style-name="P27">static struct </text:p>
                        </text:list-item>
                      </text:list>
                    </text:list-item>
                    <text:list-item>
                      <text:p text:style-name="P27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29">Stack example, ideas</text:p>
              <text:list>
                <text:list-item>
                  <text:p text:style-name="P30">make sure to include the implementation you either</text:p>
                  <text:list>
                    <text:list-item>
                      <text:p text:style-name="P30">1. create a header file and #include that header file file1.h into file1.c and then just include the header file in use_file.c</text:p>
                    </text:list-item>
                    <text:list-item>
                      <text:p text:style-name="P30">OR… 2. just make the implementation file1.c and #include “file1.c” in use_file.c</text:p>
                    </text:list-item>
                  </text:list>
                </text:list-item>
                <text:list-item>
                  <text:p text:style-name="P31">To compile with 1:</text:p>
                  <text:list>
                    <text:list-item>
                      <text:p text:style-name="P31">gcc -c file1.c use_file.c</text:p>
                    </text:list-item>
                    <text:list-item>
                      <text:p text:style-name="P31">gcc file1.o use_file.o</text:p>
                    </text:list-item>
                  </text:list>
                </text:list-item>
                <text:list-item>
                  <text:p text:style-name="P31">To compile with 2:</text:p>
                  <text:list>
                    <text:list-item>
                      <text:p text:style-name="P31">gcc use_file.c</text:p>
                    </text:list-item>
                  </text:list>
                </text:list-item>
                <text:list-item>
                  <text:p text:style-name="P31">The use of header is good practice</text:p>
                </text:list-item>
              </text:list>
            </text:list-item>
          </text:list>
        </text:list-item>
      </text:list>
      <text:p text:style-name="P9"/>
      <text:p text:style-name="P5">Chapter 7</text:p>
      <text:p text:style-name="P5"/>
      <text:list xml:id="list3268124192655819549" text:style-name="L4">
        <text:list-item>
          <text:p text:style-name="P33">Overview</text:p>
          <text:list>
            <text:list-item>
              <text:p text:style-name="P33">It’s all about indirection</text:p>
            </text:list-item>
            <text:list-item>
              <text:p text:style-name="P33">Simulating call by reference</text:p>
            </text:list-item>
            <text:list-item>
              <text:p text:style-name="P33">Command line arguments</text:p>
            </text:list-item>
            <text:list-item>
              <text:p text:style-name="P33">Heap variables (dynamic memory)</text:p>
            </text:list-item>
          </text:list>
        </text:list-item>
        <text:list-item>
          <text:p text:style-name="P33">2 operators</text:p>
          <text:list>
            <text:list-item>
              <text:p text:style-name="P33">&amp;: address of</text:p>
            </text:list-item>
            <text:list-item>
              <text:p text:style-name="P33">*: what it points to (“De-referencing”)</text:p>
            </text:list-item>
          </text:list>
        </text:list-item>
        <text:list-item>
          <text:p text:style-name="P33">Can change things in main from function with pointer given</text:p>
        </text:list-item>
        <text:list-item>
          <text:p text:style-name="P34">Ragged arrays: using pointers to conserve memory</text:p>
          <text:list>
            <text:list-item>
              <text:p text:style-name="P34">ex, an array of strings</text:p>
            </text:list-item>
            <text:list-item>
              <text:p text:style-name="P35">allocate an array of pointers to char</text:p>
            </text:list-item>
            <text:list-item>
              <text:p text:style-name="P36">char *names[5];</text:p>
            </text:list-item>
            <text:list-item>
              <text:p text:style-name="P36">to use, </text:p>
              <text:list>
                <text:list-item>
                  <text:p text:style-name="P36">names[i] = malloc(some size)</text:p>
                </text:list-item>
                <text:list-item>
                  <text:p text:style-name="P36">names[i] = “some string that fits in some size”</text:p>
                </text:list-item>
              </text:list>
            </text:list-item>
          </text:list>
        </text:list-item>
        <text:list-item>
          <text:p text:style-name="P35"><text:soft-page-break/>Command line arguments</text:p>
          <text:list>
            <text:list-item>
              <text:p text:style-name="P35">these are given as arguments to main</text:p>
            </text:list-item>
            <text:list-item>
              <text:p text:style-name="P35">these are in the form of a ragged array</text:p>
            </text:list-item>
            <text:list-item>
              <text:p text:style-name="P35">syntax:</text:p>
              <text:list>
                <text:list-item>
                  <text:p text:style-name="P43">int main(int argc, char * argv[])</text:p>
                </text:list-item>
                <text:list-item>
                  <text:p text:style-name="P35">// you can make the names argc, argv whatever, but these are standard</text:p>
                </text:list-item>
                <text:list-item>
                  <text:p text:style-name="P35">//just use it that way</text:p>
                </text:list-item>
                <text:list-item>
                  <text:p text:style-name="P35">if you do:</text:p>
                  <text:list>
                    <text:list-item>
                      <text:p text:style-name="P35">int main(int argc, char *argv[])</text:p>
                    </text:list-item>
                    <text:list-item>
                      <text:p text:style-name="P35">{</text:p>
                    </text:list-item>
                    <text:list-item>
                      <text:p text:style-name="P35">//print each arg</text:p>
                    </text:list-item>
                    <text:list-item>
                      <text:p text:style-name="P35">}</text:p>
                    </text:list-item>
                    <text:list-item>
                      <text:p text:style-name="P35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35">Null is special pointer, it is special because it is invalid and cannot be allocated to or used</text:p>
              <text:list>
                <text:list-item>
                  <text:p text:style-name="P35">it is a flag and a security thing to help stop mistakes</text:p>
                </text:list-item>
                <text:list-item>
                  <text:p text:style-name="P46">you can’t dereference null (assign a value)</text:p>
                </text:list-item>
              </text:list>
            </text:list-item>
          </text:list>
        </text:list-item>
        <text:list-item>
          <text:p text:style-name="P32">Memory on Heap</text:p>
          <text:list>
            <text:list-item>
              <text:p text:style-name="P35">Asking for memory on the heap is called <text:span text:style-name="T7">malloc( number of bytes)</text:span></text:p>
              <text:list>
                <text:list-item>
                  <text:p text:style-name="P32">if malloc can’t get memory, it returns NULL</text:p>
                </text:list-item>
              </text:list>
            </text:list-item>
            <text:list-item>
              <text:p text:style-name="P32">You release your memory when you no longer need some area of memory</text:p>
              <text:list>
                <text:list-item>
                  <text:p text:style-name="P32">free(pointer_that_you_got_from_malloc)</text:p>
                </text:list-item>
              </text:list>
            </text:list-item>
            <text:list-item>
              <text:p text:style-name="P32">4 functions in &lt;stdlib.h&gt;</text:p>
              <text:list>
                <text:list-item>
                  <text:p text:style-name="P44">void *malloc(size_t size);</text:p>
                  <text:list>
                    <text:list-item>
                      <text:p text:style-name="P32">type size_t is just an unsigned integer for number of bytes</text:p>
                    </text:list-item>
                    <text:list-item>
                      <text:p text:style-name="P32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44">void free(void *ptr);</text:p>
                </text:list-item>
                <text:list-item>
                  <text:p text:style-name="P44">void * calloc(size_t nelems, size_t elem_size);</text:p>
                  <text:list>
                    <text:list-item>
                      <text:p text:style-name="P32">this defines an array of nelements elements in the array and each one has size elem_size</text:p>
                    </text:list-item>
                    <text:list-item>
                      <text:p text:style-name="P32"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44">void *realloc(void *ptr, size_t size);</text:p>
                  <text:list>
                    <text:list-item>
                      <text:p text:style-name="P32">reallocates a pointer to a new size</text:p>
                    </text:list-item>
                    <text:list-item>
                      <text:p text:style-name="P32">often quite <text:span text:style-name="T16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oft-page-break/>Arrays are always passed by reference</text:p>
          <text:list>
            <text:list-item>
              <text:p text:style-name="P36">they are not scalar objects, </text:p>
            </text:list-item>
            <text:list-item>
              <text:p text:style-name="P36">all arrays are pointers to the first element in an array, </text:p>
            </text:list-item>
            <text:list-item>
              <text:p text:style-name="P36">so:</text:p>
              <text:list>
                <text:list-item>
                  <text:p text:style-name="P36">int x[3] = {1,2,3}</text:p>
                </text:list-item>
                <text:list-item>
                  <text:p text:style-name="P36">printf(%d, *(x+1));</text:p>
                </text:list-item>
                <text:list-item>
                  <text:p text:style-name="P37">prints 2</text:p>
                </text:list-item>
              </text:list>
            </text:list-item>
            <text:list-item>
              <text:p text:style-name="P37">Note, this means char x[] and char *x are exactly the same thing.</text:p>
            </text:list-item>
          </text:list>
        </text:list-item>
      </text:list>
      <text:p text:style-name="P38">–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Important Points:</text:p>
      <text:p text:style-name="P49">Point 1</text:p>
      <text:p text:style-name="P51"/>
      <text:p text:style-name="P51"><text:span text:style-name="T17">Code X:</text:span></text:p>
      <text:p text:style-name="P51">int a[3] = {1,2,3};</text:p>
      <text:p text:style-name="P50"/>
      <text:p text:style-name="P50">Code y:</text:p>
      <text:p text:style-name="P50">int *a;</text:p>
      <text:p text:style-name="P50">a = (int *) malloc( 3 *sizeof(int));</text:p>
      <text:p text:style-name="P50">for (int i = 0; i &lt; 3; ++i)</text:p>
      <text:p text:style-name="P52">{</text:p>
      <text:p text:style-name="P62">a[i] = i + 1;</text:p>
      <text:p text:style-name="P54">}</text:p>
      <text:p text:style-name="P54"/>
      <text:p text:style-name="P54"><text:span text:style-name="T17">T</text:span>hese <text:span text:style-name="T17">are </text:span><text:span text:style-name="T6">exactl</text:span><text:span text:style-name="T10">y </text:span>the same except for the place they are allocated (the first on the stack, the second on the heap).</text:p>
      <text:p text:style-name="P57"/>
      <text:p text:style-name="P57">Point 1</text:p>
      <text:p text:style-name="P54">Same as <text:span text:style-name="T17">point</text:span> 1:</text:p>
      <text:p text:style-name="P56"/>
      <text:p text:style-name="P54">Code x:</text:p>
      <text:p text:style-name="P54">int matrix[2][2] = {{0,1}, {1,2}};</text:p>
      <text:p text:style-name="P54"/>
      <text:p text:style-name="P54">Code y:</text:p>
      <text:p text:style-name="P54">int **matrix;</text:p>
      <text:p text:style-name="P54">matrix = (int **) malloc( 2 * sizeof(int *));</text:p>
      <text:p text:style-name="P54">for (int i = 0; i &lt; 2; ++i)</text:p>
      <text:p text:style-name="P60">{</text:p>
      <text:p text:style-name="P63">matrix[i] = (int *) malloc( 2 * sizeof(int));</text:p>
      <text:p text:style-name="P63">for (int j = 0; j &lt; 2; ++j)</text:p>
      <text:p text:style-name="P61">{</text:p>
      <text:p text:style-name="P65">matrix[i][j] = i + j;</text:p>
      <text:p text:style-name="P63">}</text:p>
      <text:p text:style-name="P64"/>
      <text:p text:style-name="P54">}</text:p>
      <text:p text:style-name="P55"/>
      <text:p text:style-name="P55"><text:span text:style-name="T17">Point </text:span><text:s/>3</text:p>
      <text:p text:style-name="P55"/>
      <text:p text:style-name="P54">In general, if I do:</text:p>
      <text:p text:style-name="P54"/>
      <text:p text:style-name="P54">&lt;type&gt; *var;</text:p>
      <text:p text:style-name="P54">var = ( &lt;type&gt; *) malloc( k * sizeof(&lt;type&gt;) );</text:p>
      <text:p text:style-name="P54"/>
      <text:p text:style-name="P54"><text:soft-page-break/>assuming malloc can find the heap memory, it will return the address to a block of memory that has enough space to store k values of type &lt;type&gt;.</text:p>
      <text:p text:style-name="P54">Further, var IS an array of k &lt;type&gt;'s since arrays ARE pointers to a block of memory divided into <text:span text:style-name="T6">consecutive </text:span>sections based on the size of bits the type of objects it stores take up.</text:p>
      <text:p text:style-name="P54"/>
      <text:p text:style-name="P59">Pictorially:</text:p>
      <text:p text:style-name="P58"/>
      <text:p text:style-name="P60">on stack:</text:p>
      <text:p text:style-name="P62">var is:</text:p>
      <text:p text:style-name="P62">[ 123 @some_address]</text:p>
      <text:p text:style-name="P54"/>
      <text:p text:style-name="P54">... in heap:</text:p>
      <text:p text:style-name="P60"/>
      <text:p text:style-name="P62">[&lt;1st object of type &lt;type&gt; @123&gt; | &lt; 2nd object of type &lt;type&gt; @124&gt; | ... | &lt;kth object of type &lt;type&gt; @(123 + k - 1)&gt;] </text:p>
      <text:p text:style-name="P54"/>
      <text:p text:style-name="P55"><text:span text:style-name="T17">Point</text:span> 4:</text:p>
      <text:p text:style-name="P55"/>
      <text:p text:style-name="P54">*(x + i) is <text:span text:style-name="T6">exactly </text:span>the same as x[i]. </text:p>
      <text:p text:style-name="P53"><text:line-break/>--------------</text:p>
      <text:p text:style-name="P53"/>
      <text:p text:style-name="P48"><text:span text:style-name="T20">Chapter 8</text:span><text:span text:style-name="T21">b</text:span></text:p>
      <text:p text:style-name="P48"><text:span text:style-name="T21"/></text:p>
      <text:p text:style-name="P48"><text:span text:style-name="T19">Cleaning up messy areas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9T19:40:06.152563406</dc:date>
    <meta:editing-duration>PT19H12M48S</meta:editing-duration>
    <meta:editing-cycles>15</meta:editing-cycles>
    <meta:document-statistic meta:table-count="0" meta:image-count="0" meta:object-count="0" meta:page-count="11" meta:paragraph-count="301" meta:word-count="2028" meta:character-count="9923" meta:non-whitespace-character-count="8424"/>
  </office:meta>
</office:document-meta>
</file>